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content-serif-font" svg:font-family="content-serif-font, serif"/>
  </office:font-face-decls>
  <office:automatic-styles>
    <style:style style:name="P1" style:family="paragraph" style:parent-style-name="Standard">
      <style:paragraph-properties fo:margin-left="0cm" fo:margin-right="0cm" fo:margin-top="0.318cm" fo:margin-bottom="0.318cm" style:contextual-spacing="false" style:line-height-at-least="0.635cm" fo:orphans="2" fo:widows="2" fo:text-indent="0cm" style:auto-text-indent="false"/>
      <style:text-properties fo:font-variant="normal" fo:text-transform="none" fo:color="#202124" loext:opacity="100%" style:font-name="Google Sans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orphans="2" fo:widows="2" fo:text-indent="0cm" style:auto-text-indent="false"/>
      <style:text-properties fo:font-variant="normal" fo:text-transform="none" fo:color="#1e1e1e" loext:opacity="100%" style:font-name="content-serif-font" fo:font-size="15pt" fo:letter-spacing="normal" fo:font-style="normal" fo:font-weight="normal"/>
    </style:style>
    <style:style style:name="P3" style:family="paragraph" style:parent-style-name="Text_20_body">
      <style:paragraph-properties fo:margin-top="0cm" fo:margin-bottom="0cm" style:contextual-spacing="false" style:line-height-at-least="0.635cm" fo:padding="0cm" fo:border="none"/>
      <style:text-properties fo:color="#4d5156" loext:opacity="100%" style:font-name="Google Sans" fo:font-size="12pt" fo:language="en" fo:country="none"/>
    </style:style>
    <style:style style:name="T1" style:family="text">
      <style:text-properties fo:color="#040c28" loext:opacity="100%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char" style:horizontal-pos="from-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1" text:anchor-type="page" text:anchor-page-number="1" svg:x="0cm" svg:y="0cm" svg:width="17.251cm" draw:z-index="1">
        <draw:text-box fo:min-height="1.27cm">
          <text:p text:style-name="Text_20_body"/>
        </draw:text-box>
      </draw:frame>
      <text:p text:style-name="Standard">FindFirst Vs FindAny</text:p>
      <text:p text:style-name="Standard"/>
      <text:p text:style-name="Standard">FindFirst is used to find first element in the stream and findAny is used to find any element in the stream.</text:p>
      <text:p text:style-name="Standard">Both returns Optional instance, if stream is empty, empty optional instance is returned.</text:p>
      <text:p text:style-name="Standard"/>
      <text:p text:style-name="Standard"/>
      <text:p text:style-name="P1">Which value is returned in the JUnit test?</text:p>
      <text:p text:style-name="Standard"><draw:frame draw:style-name="fr1" draw:name="_o3zOZIHwDZWR4-EP96654Aw_32" text:anchor-type="char" svg:x="-0.079cm" svg:y="0.933cm" svg:width="17.251cm" draw:z-index="0"><draw:text-box fo:min-height="0.041cm"><text:section text:style-name="Sect1" text:name="o3zOZIHwDZWR4-EP96654Aw__14"><text:p text:style-name="P3">JUnit test methods must compulsorily return what value? Explanation: If a JUnit test method is declared to return anything then file will compile successfully. But the execution will fail because JUnit requires all test methods to be declared to return <text:span text:style-name="T1">void</text:span>.</text:p></text:section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ll the JUnit test methods should have a void return type. otherwise it will be ignored.</text:p>
      <text:p text:style-name="P2">If the return type of a test method is changed, it would not be considered as a test method and would be ignored during execution of test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content-serif-font" svg:font-family="content-serif-font, serif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IN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5T20:06:24.14</meta:creation-date>
    <dc:date>2023-12-31T22:00:34.879760210</dc:date>
    <meta:editing-duration>PT3M1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29" meta:character-count="743" meta:non-whitespace-character-count="621"/>
  </office:meta>
</office:document-meta>
</file>